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4.765cm" svg:height="13.585cm" svg:x="2.27cm" svg:y="6.415cm">
          <draw:text-box>
            <text:p text:style-name="P1"><text:span text:style-name="T1">Results </text:span></text:p>
            <text:p text:style-name="P1"><text:span text:style-name="T2"><text:s text:c="3"/></text:span></text:p>
            <text:p><text:span text:style-name="T2"><text:s/></text:span><text:span text:style-name="T2">1.) 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13T15:55:10.84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